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98aab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T1" style:family="text">
      <style:text-properties officeooo:rsid="00098a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REPORT LAB03</text:span></text:span></text:h>
      <text:h text:style-name="Heading_20_2" text:outline-level="2"><text:span text:style-name="Strong_20_Emphasis">Bài 1: Phân biệt Class và Object</text:span></text:h>
      <text:h text:style-name="Heading_20_3" text:outline-level="3">Nội dung chính</text:h>
      <text:p text:style-name="Text_20_body">Chương trình minh họa cách định nghĩa một <text:span text:style-name="Strong_20_Emphasis">class</text:span> và cách tạo ra các <text:span text:style-name="Strong_20_Emphasis">object</text:span> từ class đó.</text:p>
      <text:h text:style-name="Heading_20_3" text:outline-level="3">Mục đích</text:h>
      <text:list text:style-name="L16">
        <text:list-item>
          <text:p text:style-name="P21">Hiểu được <text:span text:style-name="Strong_20_Emphasis">class</text:span> là bản thiết kế (mẫu chung).</text:p>
        </text:list-item>
        <text:list-item>
          <text:p text:style-name="P21">Hiểu được <text:span text:style-name="Strong_20_Emphasis">object</text:span> là thể hiện cụ thể được tạo từ class.</text:p>
        </text:list-item>
      </text:list>
      <text:h text:style-name="Heading_20_3" text:outline-level="3">Code quan trọng</text:h>
      <text:p text:style-name="P2"><text:span text:style-name="Source_20_Text">//class</text:span></text:p>
      <text:p text:style-name="P4"><text:span text:style-name="Source_20_Text">class student {</text:span></text:p>
      <text:p text:style-name="P4"><text:span text:style-name="Source_20_Text">public:</text:span></text:p>
      <text:p text:style-name="P4"><text:span text:style-name="Source_20_Text"><text:s text:c="4"/>string name;</text:span></text:p>
      <text:p text:style-name="P4"><text:span text:style-name="Source_20_Text"><text:s text:c="4"/>int age;</text:span></text:p>
      <text:p text:style-name="P4"/>
      <text:p text:style-name="P4"><text:span text:style-name="Source_20_Text"><text:s text:c="4"/>void introduce() {</text:span></text:p>
      <text:p text:style-name="P4"><text:span text:style-name="Source_20_Text"><text:s text:c="8"/>cout &lt;&lt; "xin chao, toi ten la " &lt;&lt; name &lt;&lt; ", nam nay toi " &lt;&lt; age &lt;&lt; " tuoi"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int main() {</text:span></text:p>
      <text:p text:style-name="P4"><text:span text:style-name="Source_20_Text"><text:s text:c="4"/>student s1; //object 1</text:span></text:p>
      <text:p text:style-name="P4"><text:span text:style-name="Source_20_Text"><text:s text:c="4"/>s1.name = "Quang";</text:span></text:p>
      <text:p text:style-name="P4"><text:span text:style-name="Source_20_Text"><text:s text:c="4"/>s1.age = 20;</text:span></text:p>
      <text:p text:style-name="P4"/>
      <text:p text:style-name="P4"><text:span text:style-name="Source_20_Text"><text:s text:c="4"/>student s2; //object 2</text:span></text:p>
      <text:p text:style-name="P4"><text:span text:style-name="Source_20_Text"><text:s text:c="4"/>s2.name = "Minh";</text:span></text:p>
      <text:p text:style-name="P4"><text:span text:style-name="Source_20_Text"><text:s text:c="4"/>s2.age = 20;</text:span></text:p>
      <text:p text:style-name="P4"/>
      <text:p text:style-name="P4"><text:span text:style-name="Source_20_Text"><text:s text:c="4"/>s1.introduce();</text:span></text:p>
      <text:p text:style-name="P4"><text:span text:style-name="Source_20_Text"><text:s text:c="4"/>s2.introduce();</text:span></text:p>
      <text:p text:style-name="P5"><text:span text:style-name="Source_20_Text">}</text:span></text:p>
      <text:h text:style-name="Heading_20_3" text:outline-level="3">Kết quả</text:h>
      <text:list text:style-name="L17">
        <text:list-item>
          <text:p text:style-name="P22">Khi chạy chương trình, màn hình in ra:</text:p>
        </text:list-item>
      </text:list>
      <text:p text:style-name="P2"><text:span text:style-name="Source_20_Text">xin chao, toi ten la Quang, nam nay toi 20 tuoi</text:span></text:p>
      <text:p text:style-name="P5"><text:span text:style-name="Source_20_Text">xin chao, toi ten la Minh, nam nay toi 20 tuoi</text:span></text:p>
      <text:list text:style-name="L18">
        <text:list-item>
          <text:p text:style-name="P23">Giúp phân biệt rõ: <text:span text:style-name="Source_20_Text">student</text:span> là <text:span text:style-name="Strong_20_Emphasis">class</text:span>, còn <text:span text:style-name="Source_20_Text">s1</text:span>, <text:span text:style-name="Source_20_Text">s2</text:span> là <text:span text:style-name="Strong_20_Emphasis">object</text:span>.</text:p>
        </text:list-item>
      </text:list>
      <text:p text:style-name="Horizontal_20_Line"/>
      <text:h text:style-name="Heading_20_2" text:outline-level="2"><text:soft-page-break/><text:span text:style-name="Strong_20_Emphasis">Bài 2: Thể hiện tính trừu tượng</text:span></text:h>
      <text:h text:style-name="Heading_20_3" text:outline-level="3">Nội dung chính</text:h>
      <text:p text:style-name="Text_20_body">Sử dụng <text:span text:style-name="Strong_20_Emphasis">class trừu tượng</text:span> và <text:span text:style-name="Strong_20_Emphasis">hàm ảo thuần túy</text:span> để mô tả hành vi chung mà các lớp con phải cài đặt.</text:p>
      <text:h text:style-name="Heading_20_3" text:outline-level="3">Mục đích</text:h>
      <text:list text:style-name="L19">
        <text:list-item>
          <text:p text:style-name="P24">Hiểu về <text:span text:style-name="Strong_20_Emphasis">Abstraction (tính trừu tượng)</text:span>: chỉ định nghĩa hành vi chung, không cần biết chi tiết cách thực hiện.</text:p>
        </text:list-item>
      </text:list>
      <text:h text:style-name="Heading_20_3" text:outline-level="3">Code quan trọng</text:h>
      <text:p text:style-name="P2"><text:span text:style-name="Source_20_Text">//lop truu tuong</text:span></text:p>
      <text:p text:style-name="P4"><text:span text:style-name="Source_20_Text">class Animal {</text:span></text:p>
      <text:p text:style-name="P4"><text:span text:style-name="Source_20_Text">public: </text:span></text:p>
      <text:p text:style-name="P4"><text:span text:style-name="Source_20_Text"><text:s text:c="4"/>virtual void sound() = 0; // ham ao thuan tuy</text:span></text:p>
      <text:p text:style-name="P4"><text:span text:style-name="Source_20_Text">};</text:span></text:p>
      <text:p text:style-name="P4"/>
      <text:p text:style-name="P4"><text:span text:style-name="Source_20_Text">//lop ke thua</text:span></text:p>
      <text:p text:style-name="P4"><text:span text:style-name="Source_20_Text">class Dog : public Animal {</text:span></text:p>
      <text:p text:style-name="P4"><text:span text:style-name="Source_20_Text">public:</text:span></text:p>
      <text:p text:style-name="P4"><text:span text:style-name="Source_20_Text"><text:s text:c="4"/>void sound() override {</text:span></text:p>
      <text:p text:style-name="P4"><text:span text:style-name="Source_20_Text"><text:s text:c="8"/>cout &lt;&lt; "cho sua: gau gau"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class Cat : public Animal {</text:span></text:p>
      <text:p text:style-name="P4"><text:span text:style-name="Source_20_Text">public: </text:span></text:p>
      <text:p text:style-name="P4"><text:span text:style-name="Source_20_Text"><text:s text:c="4"/>void sound() override {</text:span></text:p>
      <text:p text:style-name="P4"><text:span text:style-name="Source_20_Text"><text:s text:c="8"/>cout &lt;&lt; "Meo keu: meow meow"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int main() {</text:span></text:p>
      <text:p text:style-name="P4"><text:span text:style-name="Source_20_Text"><text:s text:c="4"/>Dog A;</text:span></text:p>
      <text:p text:style-name="P4"><text:span text:style-name="Source_20_Text"><text:s text:c="4"/>Cat B;</text:span></text:p>
      <text:p text:style-name="P4"/>
      <text:p text:style-name="P4"><text:span text:style-name="Source_20_Text"><text:s text:c="4"/>A.sound();</text:span></text:p>
      <text:p text:style-name="P4"><text:span text:style-name="Source_20_Text"><text:s text:c="4"/>B.sound();</text:span></text:p>
      <text:p text:style-name="P5"><text:span text:style-name="Source_20_Text">}</text:span></text:p>
      <text:h text:style-name="Heading_20_3" text:outline-level="3">Kết quả</text:h>
      <text:p text:style-name="Text_20_body">Chạy chương trình sẽ in:</text:p>
      <text:p text:style-name="P2"><text:span text:style-name="Source_20_Text">cho sua: gau gau</text:span></text:p>
      <text:p text:style-name="P5"><text:span text:style-name="Source_20_Text">Meo keu: meow meow</text:span></text:p>
      <text:list text:style-name="L20">
        <text:list-item>
          <text:p text:style-name="P25"><text:span text:style-name="Source_20_Text">Animal</text:span> chỉ định nghĩa hành vi <text:span text:style-name="Source_20_Text">sound()</text:span>, các lớp con <text:span text:style-name="Strong_20_Emphasis">Dog, Cat</text:span> bắt buộc phải cài đặt chi tiết.</text:p>
        </text:list-item>
      </text:list>
      <text:p text:style-name="Horizontal_20_Line"/>
      <text:h text:style-name="Heading_20_2" text:outline-level="2"><text:soft-page-break/><text:span text:style-name="Strong_20_Emphasis">Bài 3: Thể hiện tính kế thừa</text:span></text:h>
      <text:h text:style-name="Heading_20_3" text:outline-level="3">Nội dung chính</text:h>
      <text:p text:style-name="Text_20_body">Các class con kế thừa thuộc tính và phương thức từ class cha.</text:p>
      <text:h text:style-name="Heading_20_3" text:outline-level="3">Mục đích</text:h>
      <text:list text:style-name="L21">
        <text:list-item>
          <text:p text:style-name="P26">Hiểu về <text:span text:style-name="Strong_20_Emphasis">Inheritance (kế thừa)</text:span>: tái sử dụng code, mở rộng thêm hành vi.</text:p>
        </text:list-item>
      </text:list>
      <text:h text:style-name="Heading_20_3" text:outline-level="3">Code quan trọng</text:h>
      <text:p text:style-name="P2"><text:span text:style-name="Source_20_Text">class Person {</text:span></text:p>
      <text:p text:style-name="P4"><text:span text:style-name="Source_20_Text">public: </text:span></text:p>
      <text:p text:style-name="P4"><text:span text:style-name="Source_20_Text"><text:s text:c="4"/>string name;</text:span></text:p>
      <text:p text:style-name="P4"><text:span text:style-name="Source_20_Text"><text:s text:c="4"/>int age;</text:span></text:p>
      <text:p text:style-name="P4"/>
      <text:p text:style-name="P4"><text:span text:style-name="Source_20_Text"><text:s text:c="4"/>void introduce() {</text:span></text:p>
      <text:p text:style-name="P4"><text:span text:style-name="Source_20_Text"><text:s text:c="8"/>cout &lt;&lt; "Xin chao, toi ten la " &lt;&lt; name &lt;&lt; ", nam nay toi " &lt;&lt; age &lt;&lt; " tuoi."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class Student : public Person{</text:span></text:p>
      <text:p text:style-name="P4"><text:span text:style-name="Source_20_Text">public:</text:span></text:p>
      <text:p text:style-name="P4"><text:span text:style-name="Source_20_Text"><text:s text:c="4"/>string school;</text:span></text:p>
      <text:p text:style-name="P4"/>
      <text:p text:style-name="P4"><text:span text:style-name="Source_20_Text"><text:s text:c="4"/>void study() {</text:span></text:p>
      <text:p text:style-name="P4"><text:span text:style-name="Source_20_Text"><text:s text:c="8"/>cout &lt;&lt; "Toi dang hoc tai truong " &lt;&lt; school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class Teacher : public Person {</text:span></text:p>
      <text:p text:style-name="P4"><text:span text:style-name="Source_20_Text">public:</text:span></text:p>
      <text:p text:style-name="P4"><text:span text:style-name="Source_20_Text"><text:s text:c="4"/>string subject;</text:span></text:p>
      <text:p text:style-name="P4"/>
      <text:p text:style-name="P4"><text:span text:style-name="Source_20_Text"><text:s text:c="4"/>void teach() {</text:span></text:p>
      <text:p text:style-name="P4"><text:span text:style-name="Source_20_Text"><text:s text:c="8"/>cout &lt;&lt; "Toi day mon " &lt;&lt; subject &lt;&lt; endl;</text:span></text:p>
      <text:p text:style-name="P4"><text:span text:style-name="Source_20_Text"><text:s text:c="4"/>}</text:span></text:p>
      <text:p text:style-name="P5"><text:span text:style-name="Source_20_Text">};</text:span></text:p>
      <text:h text:style-name="Heading_20_3" text:outline-level="3">Kết quả</text:h>
      <text:p text:style-name="Text_20_body">Chạy chương trình in ra:</text:p>
      <text:p text:style-name="P2"><text:span text:style-name="Source_20_Text">Xin chao, toi ten la Quang, nam nay toi 21 tuoi.</text:span></text:p>
      <text:p text:style-name="P4"><text:span text:style-name="Source_20_Text">Toi dang hoc tai truong VKU</text:span></text:p>
      <text:p text:style-name="P4"/>
      <text:p text:style-name="P4"><text:span text:style-name="Source_20_Text">Xin chao, toi ten la Peter, nam nay toi 36 tuoi.</text:span></text:p>
      <text:p text:style-name="P5"><text:span text:style-name="Source_20_Text">Toi day mon C++</text:span></text:p>
      <text:list text:style-name="L22">
        <text:list-item>
          <text:p text:style-name="P27"><text:span text:style-name="Source_20_Text">Student</text:span> và <text:span text:style-name="Source_20_Text">Teacher</text:span> kế thừa từ <text:span text:style-name="Source_20_Text">Person</text:span>, dùng lại <text:span text:style-name="Source_20_Text">introduce()</text:span> nhưng có thêm hành vi riêng.</text:p>
        </text:list-item>
      </text:list>
      <text:p text:style-name="Horizontal_20_Line"/>
      <text:h text:style-name="Heading_20_2" text:outline-level="2"><text:soft-page-break/><text:span text:style-name="Strong_20_Emphasis">Bài 4: Thể hiện tính đa hình</text:span></text:h>
      <text:h text:style-name="Heading_20_3" text:outline-level="3">Nội dung chính</text:h>
      <text:p text:style-name="Text_20_body">Một hàm có thể có nhiều cách thực thi khác nhau tùy thuộc đối tượng cụ thể.</text:p>
      <text:h text:style-name="Heading_20_3" text:outline-level="3">Mục đích</text:h>
      <text:list text:style-name="L23">
        <text:list-item>
          <text:p text:style-name="P28">Hiểu về <text:span text:style-name="Strong_20_Emphasis">Polymorphism (đa hình)</text:span>: cùng một lời gọi hàm nhưng kết quả khác nhau.</text:p>
        </text:list-item>
      </text:list>
      <text:h text:style-name="Heading_20_3" text:outline-level="3">Code quan trọng</text:h>
      <text:p text:style-name="P2"><text:span text:style-name="Source_20_Text">class Animal {</text:span></text:p>
      <text:p text:style-name="P4"><text:span text:style-name="Source_20_Text">public:</text:span></text:p>
      <text:p text:style-name="P4"><text:span text:style-name="Source_20_Text"><text:s text:c="4"/>virtual void speak() {</text:span></text:p>
      <text:p text:style-name="P4"><text:span text:style-name="Source_20_Text"><text:s text:c="8"/>cout &lt;&lt; "Am thanh chung cua dong vat."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class Dog : public Animal {</text:span></text:p>
      <text:p text:style-name="P4"><text:span text:style-name="Source_20_Text">public:</text:span></text:p>
      <text:p text:style-name="P4"><text:span text:style-name="Source_20_Text"><text:s text:c="4"/>void speak() override {</text:span></text:p>
      <text:p text:style-name="P4"><text:span text:style-name="Source_20_Text"><text:s text:c="8"/>cout &lt;&lt; "Con cho keu: gau gau."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class Cat : public Animal {</text:span></text:p>
      <text:p text:style-name="P4"><text:span text:style-name="Source_20_Text">public:</text:span></text:p>
      <text:p text:style-name="P4"><text:span text:style-name="Source_20_Text"><text:s text:c="4"/>void speak() override {</text:span></text:p>
      <text:p text:style-name="P4"><text:span text:style-name="Source_20_Text"><text:s text:c="8"/>cout &lt;&lt; "Con meo keu: miu miu."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int main() {</text:span></text:p>
      <text:p text:style-name="P4"><text:span text:style-name="Source_20_Text"><text:s text:c="4"/>Animal* s1 = new Dog();</text:span></text:p>
      <text:p text:style-name="P4"><text:span text:style-name="Source_20_Text"><text:s text:c="4"/>Animal* s2 = new Cat();</text:span></text:p>
      <text:p text:style-name="P4"/>
      <text:p text:style-name="P4"><text:span text:style-name="Source_20_Text"><text:s text:c="4"/>s1-&gt;speak(); //da hinh</text:span></text:p>
      <text:p text:style-name="P4"><text:span text:style-name="Source_20_Text"><text:s text:c="4"/>s2-&gt;speak(); //da hinh</text:span></text:p>
      <text:p text:style-name="P5"><text:span text:style-name="Source_20_Text">}</text:span></text:p>
      <text:h text:style-name="Heading_20_3" text:outline-level="3">Kết quả</text:h>
      <text:p text:style-name="Text_20_body">Chạy chương trình in ra:</text:p>
      <text:p text:style-name="P2"><text:span text:style-name="Source_20_Text">Con cho keu: gau gau.</text:span></text:p>
      <text:p text:style-name="P5"><text:span text:style-name="Source_20_Text">Con meo keu: miu miu.</text:span></text:p>
      <text:list text:style-name="L24">
        <text:list-item>
          <text:p text:style-name="P29">Cùng là hàm <text:span text:style-name="Source_20_Text">speak()</text:span> nhưng cho kết quả khác nhau, thể hiện tính đa hình.</text:p>
        </text:list-item>
      </text:list>
      <text:p text:style-name="Horizontal_20_Line"/>
      <text:h text:style-name="Heading_20_2" text:outline-level="2"><text:span text:style-name="Strong_20_Emphasis">Bài 5: Thể hiện tính đóng gói</text:span></text:h>
      <text:h text:style-name="Heading_20_3" text:outline-level="3">Nội dung chính</text:h>
      <text:p text:style-name="Text_20_body">Sử dụng các phạm vi truy cập (<text:span text:style-name="Source_20_Text">private</text:span>, <text:span text:style-name="Source_20_Text">public</text:span>) để bảo vệ dữ liệu.</text:p>
      <text:h text:style-name="Heading_20_3" text:outline-level="3"><text:soft-page-break/>Mục đích</text:h>
      <text:list text:style-name="L25">
        <text:list-item>
          <text:p text:style-name="P30">Hiểu về <text:span text:style-name="Strong_20_Emphasis">Encapsulation (đóng gói)</text:span>: che giấu dữ liệu, chỉ cho phép truy cập qua phương thức công khai.</text:p>
        </text:list-item>
      </text:list>
      <text:h text:style-name="Heading_20_3" text:outline-level="3">Code quan trọng</text:h>
      <text:p text:style-name="P2"><text:span text:style-name="Source_20_Text">class Student {</text:span></text:p>
      <text:p text:style-name="P4"><text:span text:style-name="Source_20_Text">private:</text:span></text:p>
      <text:p text:style-name="P4"><text:span text:style-name="Source_20_Text"><text:s text:c="4"/>int age;</text:span></text:p>
      <text:p text:style-name="P4"/>
      <text:p text:style-name="P4"><text:span text:style-name="Source_20_Text">public:</text:span></text:p>
      <text:p text:style-name="P4"><text:span text:style-name="Source_20_Text"><text:s text:c="4"/>void setAge(int a) {</text:span></text:p>
      <text:p text:style-name="P4"><text:span text:style-name="Source_20_Text"><text:s text:c="8"/>if (a &gt; 0)</text:span></text:p>
      <text:p text:style-name="P4"><text:span text:style-name="Source_20_Text"><text:s text:c="12"/>age = a;</text:span></text:p>
      <text:p text:style-name="P4"><text:span text:style-name="Source_20_Text"><text:s text:c="8"/>else</text:span></text:p>
      <text:p text:style-name="P4"><text:span text:style-name="Source_20_Text"><text:s text:c="12"/>cout &lt;&lt; "tuoi khong hop le!" &lt;&lt; endl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int getAge() {</text:span></text:p>
      <text:p text:style-name="P4"><text:span text:style-name="Source_20_Text"><text:s text:c="8"/>return age;</text:span></text:p>
      <text:p text:style-name="P4"><text:span text:style-name="Source_20_Text"><text:s text:c="4"/>}</text:span></text:p>
      <text:p text:style-name="P5"><text:span text:style-name="Source_20_Text">};</text:span></text:p>
      <text:h text:style-name="Heading_20_3" text:outline-level="3">Kết quả</text:h>
      <text:p text:style-name="Text_20_body">Chạy chương trình in ra:</text:p>
      <text:p text:style-name="P2"><text:span text:style-name="Source_20_Text">tuoi cua sinh vien: 20</text:span></text:p>
      <text:p text:style-name="P5"><text:span text:style-name="Source_20_Text">tuoi khong hop le!</text:span></text:p>
      <text:list text:style-name="L26">
        <text:list-item>
          <text:p text:style-name="P31">Biến <text:span text:style-name="Source_20_Text">age</text:span> được bảo vệ (private), chỉ thay đổi qua <text:span text:style-name="Source_20_Text">setAge()</text:span>, không thể truy cập trực tiếp từ bên ngoài.</text:p>
        </text:list-item>
      </text:list>
      <text:h text:style-name="Heading_20_2" text:outline-level="2"><text:span text:style-name="Strong_20_Emphasis">Bài 6: Thể hiện đầy đủ 4 đặc trưng OOP</text:span></text:h>
      <text:h text:style-name="Heading_20_3" text:outline-level="3">Nội dung chính</text:h>
      <text:p text:style-name="Text_20_body">Chương trình sử dụng <text:span text:style-name="Strong_20_Emphasis">trừu tượng, đa hình, kế thừa, đóng gói</text:span> trong một ví dụ thực tế với động vật.</text:p>
      <text:h text:style-name="Heading_20_3" text:outline-level="3">Mục đích</text:h>
      <text:list text:style-name="L27">
        <text:list-item>
          <text:p text:style-name="P32">Hiểu và kết hợp cả 4 đặc trưng của lập trình hướng đối tượng:</text:p>
          <text:list>
            <text:list-item>
              <text:p text:style-name="P32"><text:span text:style-name="Strong_20_Emphasis">Trừu tượng</text:span>: Class <text:span text:style-name="Source_20_Text">Animal</text:span> có hàm ảo thuần túy <text:span text:style-name="Source_20_Text">sound()</text:span>.</text:p>
            </text:list-item>
            <text:list-item>
              <text:p text:style-name="P32"><text:span text:style-name="Strong_20_Emphasis">Kế thừa</text:span>: Các lớp <text:span text:style-name="Source_20_Text">Dog</text:span>, <text:span text:style-name="Source_20_Text">Cat</text:span> kế thừa từ <text:span text:style-name="Source_20_Text">Animal</text:span>.</text:p>
            </text:list-item>
            <text:list-item>
              <text:p text:style-name="P32"><text:span text:style-name="Strong_20_Emphasis">Đa hình</text:span>: Con trỏ kiểu <text:span text:style-name="Source_20_Text">Animal*</text:span> gọi hàm <text:span text:style-name="Source_20_Text">sound()</text:span> nhưng cho kết quả khác nhau.</text:p>
            </text:list-item>
            <text:list-item>
              <text:p text:style-name="P32"><text:span text:style-name="Strong_20_Emphasis">Đóng gói</text:span>: Các thuộc tính <text:span text:style-name="Source_20_Text">name</text:span>, <text:span text:style-name="Source_20_Text">age</text:span> được bảo vệ bởi <text:span text:style-name="Source_20_Text">protected</text:span> và chỉ truy cập qua getter.</text:p>
            </text:list-item>
          </text:list>
        </text:list-item>
      </text:list>
      <text:h text:style-name="Heading_20_3" text:outline-level="3">Code quan trọng</text:h>
      <text:p text:style-name="P2"><text:span text:style-name="Source_20_Text">class Animal {</text:span></text:p>
      <text:p text:style-name="P4"><text:soft-page-break/><text:span text:style-name="Source_20_Text">protected: //dong goi</text:span></text:p>
      <text:p text:style-name="P4"><text:span text:style-name="Source_20_Text"><text:s text:c="4"/>string name;</text:span></text:p>
      <text:p text:style-name="P4"><text:span text:style-name="Source_20_Text"><text:s text:c="4"/>int age;</text:span></text:p>
      <text:p text:style-name="P4"/>
      <text:p text:style-name="P4"><text:span text:style-name="Source_20_Text">public:</text:span></text:p>
      <text:p text:style-name="P4"><text:span text:style-name="Source_20_Text"><text:s text:c="4"/>Animal(string n, int a) : name(n), age(a) { }</text:span></text:p>
      <text:p text:style-name="P4"><text:span text:style-name="Source_20_Text"><text:s text:c="4"/></text:span></text:p>
      <text:p text:style-name="P4"><text:span text:style-name="Source_20_Text"><text:s text:c="4"/>virtual void sound() = 0; // truu tuong</text:span></text:p>
      <text:p text:style-name="P4"/>
      <text:p text:style-name="P4"><text:span text:style-name="Source_20_Text"><text:s text:c="4"/>// getter (dong goi du lieu)</text:span></text:p>
      <text:p text:style-name="P4"><text:span text:style-name="Source_20_Text"><text:s text:c="4"/>string getName() { return name; }</text:span></text:p>
      <text:p text:style-name="P4"><text:span text:style-name="Source_20_Text"><text:s text:c="4"/>int getAge() { return age; }</text:span></text:p>
      <text:p text:style-name="P4"><text:span text:style-name="Source_20_Text">};</text:span></text:p>
      <text:p text:style-name="P4"/>
      <text:p text:style-name="P4"><text:span text:style-name="Source_20_Text">class Dog : public Animal { // ke thua</text:span></text:p>
      <text:p text:style-name="P4"><text:span text:style-name="Source_20_Text">public:</text:span></text:p>
      <text:p text:style-name="P4"><text:span text:style-name="Source_20_Text"><text:s text:c="4"/>Dog(string n, int a) : Animal(n ,a) {}</text:span></text:p>
      <text:p text:style-name="P4"><text:span text:style-name="Source_20_Text"><text:s text:c="4"/>void sound() override { cout &lt;&lt; "CHO - sua gau gau." &lt;&lt; endl; } // da hinh</text:span></text:p>
      <text:p text:style-name="P4"><text:span text:style-name="Source_20_Text">};</text:span></text:p>
      <text:p text:style-name="P4"/>
      <text:p text:style-name="P4"><text:span text:style-name="Source_20_Text">class Cat : public Animal {</text:span></text:p>
      <text:p text:style-name="P4"><text:span text:style-name="Source_20_Text">public:</text:span></text:p>
      <text:p text:style-name="P4"><text:span text:style-name="Source_20_Text"><text:s text:c="4"/>Cat(string n , int a) : Animal(n , a) {}</text:span></text:p>
      <text:p text:style-name="P4"><text:span text:style-name="Source_20_Text"><text:s text:c="4"/>void sound() override { cout &lt;&lt; "MEO - keu meo meo." &lt;&lt; endl; }</text:span></text:p>
      <text:p text:style-name="P4"><text:span text:style-name="Source_20_Text">};</text:span></text:p>
      <text:p text:style-name="P4"/>
      <text:p text:style-name="P4"><text:span text:style-name="Source_20_Text">int main() {</text:span></text:p>
      <text:p text:style-name="P4"><text:span text:style-name="Source_20_Text"><text:s text:c="4"/>Dog d("Milu", 3);</text:span></text:p>
      <text:p text:style-name="P4"><text:span text:style-name="Source_20_Text"><text:s text:c="4"/>Cat c("MiuMiu", 2);</text:span></text:p>
      <text:p text:style-name="P4"/>
      <text:p text:style-name="P4"><text:span text:style-name="Source_20_Text"><text:s text:c="4"/>cout &lt;&lt; d.getName() &lt;&lt; " nam nay " &lt;&lt; d.getAge() &lt;&lt; " tuoi." &lt;&lt; endl;</text:span></text:p>
      <text:p text:style-name="P4"><text:span text:style-name="Source_20_Text"><text:s text:c="4"/>cout &lt;&lt; c.getName() &lt;&lt; " nam nay " &lt;&lt; c.getAge() &lt;&lt; " tuoi." &lt;&lt; endl;</text:span></text:p>
      <text:p text:style-name="P4"/>
      <text:p text:style-name="P4"><text:span text:style-name="Source_20_Text"><text:s text:c="4"/>Animal* d1 = &amp;d;</text:span></text:p>
      <text:p text:style-name="P4"><text:span text:style-name="Source_20_Text"><text:s text:c="4"/>Animal* c1 = &amp;c;</text:span></text:p>
      <text:p text:style-name="P4"><text:span text:style-name="Source_20_Text"><text:s text:c="4"/>d1-&gt;sound();</text:span></text:p>
      <text:p text:style-name="P4"><text:span text:style-name="Source_20_Text"><text:s text:c="4"/>c1-&gt;sound();</text:span></text:p>
      <text:p text:style-name="P5"><text:span text:style-name="Source_20_Text">}</text:span></text:p>
      <text:h text:style-name="Heading_20_3" text:outline-level="3">Kết quả</text:h>
      <text:p text:style-name="Text_20_body">Chạy chương trình in ra:</text:p>
      <text:p text:style-name="P2"><text:span text:style-name="Source_20_Text">Milu nam nay 3 tuoi.</text:span></text:p>
      <text:p text:style-name="P4"><text:span text:style-name="Source_20_Text">MiuMiu nam nay 2 tuoi.</text:span></text:p>
      <text:p text:style-name="P4"><text:span text:style-name="Source_20_Text">Tieng ke cua cac dong vat:</text:span></text:p>
      <text:p text:style-name="P4"><text:span text:style-name="Source_20_Text">CHO - sua gau gau.</text:span></text:p>
      <text:p text:style-name="P5"><text:span text:style-name="Source_20_Text">MEO - keu meo meo.</text:span></text:p>
      <text:list text:style-name="L28">
        <text:list-item>
          <text:p text:style-name="P33"><text:span text:style-name="Strong_20_Emphasis">Abstraction</text:span>: <text:span text:style-name="Source_20_Text">Animal</text:span> định nghĩa <text:span text:style-name="Source_20_Text">sound()</text:span> mà không cài đặt.</text:p>
        </text:list-item>
        <text:list-item>
          <text:p text:style-name="P33"><text:span text:style-name="Strong_20_Emphasis">Encapsulation</text:span>: Thuộc tính <text:span text:style-name="Source_20_Text">name</text:span>, <text:span text:style-name="Source_20_Text">age</text:span> không truy cập trực tiếp, phải dùng getter.</text:p>
        </text:list-item>
        <text:list-item>
          <text:p text:style-name="P33"><text:span text:style-name="Strong_20_Emphasis">Inheritance</text:span>: <text:span text:style-name="Source_20_Text">Dog</text:span>, <text:span text:style-name="Source_20_Text">Cat</text:span> kế thừa <text:span text:style-name="Source_20_Text">Animal</text:span>.</text:p>
        </text:list-item>
        <text:list-item>
          <text:p text:style-name="P33"><text:span text:style-name="Strong_20_Emphasis">Polymorphism</text:span>: <text:span text:style-name="Source_20_Text">sound()</text:span> gọi qua <text:span text:style-name="Source_20_Text">Animal*</text:span> nhưng mỗi con vật kêu khác nhau.</text:p>
        </text:list-item>
      </text:list>
      <text:p text:style-name="Horizontal_20_Line"/>
      <text:h text:style-name="Heading_20_2" text:outline-level="2"><text:soft-page-break/><text:span text:style-name="Strong_20_Emphasis">Bài 7: Phân biệt private, protected, public</text:span></text:h>
      <text:h text:style-name="Heading_20_3" text:outline-level="3">Nội dung chính</text:h>
      <text:p text:style-name="Text_20_body">Chương trình minh họa sự khác biệt giữa các phạm vi truy cập trong class:</text:p>
      <text:list text:style-name="L29">
        <text:list-item>
          <text:p text:style-name="P34"><text:span text:style-name="Strong_20_Emphasis">private</text:span>: chỉ dùng trong nội bộ class.</text:p>
        </text:list-item>
        <text:list-item>
          <text:p text:style-name="P34"><text:span text:style-name="Strong_20_Emphasis">protected</text:span>: dùng trong class và lớp dẫn xuất (con).</text:p>
        </text:list-item>
        <text:list-item>
          <text:p text:style-name="P34"><text:span text:style-name="Strong_20_Emphasis">public</text:span>: có thể truy cập từ mọi nơi.</text:p>
        </text:list-item>
      </text:list>
      <text:h text:style-name="Heading_20_3" text:outline-level="3">Mục đích</text:h>
      <text:list text:style-name="L30">
        <text:list-item>
          <text:p text:style-name="P35">Hiểu rõ phạm vi truy cập của từng loại thành viên trong class.</text:p>
        </text:list-item>
      </text:list>
      <text:h text:style-name="Heading_20_3" text:outline-level="3">Code quan trọng</text:h>
      <text:p text:style-name="P2"><text:span text:style-name="Source_20_Text">class Base {</text:span></text:p>
      <text:p text:style-name="P4"><text:span text:style-name="Source_20_Text">private:</text:span></text:p>
      <text:p text:style-name="P4"><text:span text:style-name="Source_20_Text"><text:s text:c="4"/>int privateVar;</text:span></text:p>
      <text:p text:style-name="P4"/>
      <text:p text:style-name="P4"><text:span text:style-name="Source_20_Text">protected:</text:span></text:p>
      <text:p text:style-name="P4"><text:span text:style-name="Source_20_Text"><text:s text:c="4"/>int protectedVar;</text:span></text:p>
      <text:p text:style-name="P4"/>
      <text:p text:style-name="P4"><text:span text:style-name="Source_20_Text">public:</text:span></text:p>
      <text:p text:style-name="P4"><text:span text:style-name="Source_20_Text"><text:s text:c="4"/>int publicVar;</text:span></text:p>
      <text:p text:style-name="P4"/>
      <text:p text:style-name="P4"><text:span text:style-name="Source_20_Text"><text:s text:c="4"/>Base() {</text:span></text:p>
      <text:p text:style-name="P4"><text:span text:style-name="Source_20_Text"><text:s text:c="8"/>privateVar = 1;</text:span></text:p>
      <text:p text:style-name="P4"><text:span text:style-name="Source_20_Text"><text:s text:c="8"/>protectedVar = 2;</text:span></text:p>
      <text:p text:style-name="P4"><text:span text:style-name="Source_20_Text"><text:s text:c="8"/>publicVar = 3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void showPrivate() {</text:span></text:p>
      <text:p text:style-name="P4"><text:span text:style-name="Source_20_Text"><text:s text:c="8"/>cout &lt;&lt; "privateVar = " &lt;&lt; privateVar &lt;&lt; endl;</text:span></text:p>
      <text:p text:style-name="P4"><text:span text:style-name="Source_20_Text"><text:s text:c="4"/>}</text:span></text:p>
      <text:p text:style-name="P4"><text:span text:style-name="Source_20_Text">};</text:span></text:p>
      <text:p text:style-name="P4"/>
      <text:p text:style-name="P4"><text:span text:style-name="Source_20_Text">class Derived : public Base {</text:span></text:p>
      <text:p text:style-name="P4"><text:span text:style-name="Source_20_Text">public: </text:span></text:p>
      <text:p text:style-name="P4"><text:span text:style-name="Source_20_Text"><text:s text:c="4"/>void accessMembers() {</text:span></text:p>
      <text:p text:style-name="P4"><text:span text:style-name="Source_20_Text"><text:s text:c="8"/>//cout &lt;&lt; privateVar; -&gt; loi</text:span></text:p>
      <text:p text:style-name="P4"><text:span text:style-name="Source_20_Text"><text:s text:c="8"/>cout &lt;&lt; "protectedVar (ngoai class co the ke thua) = " &lt;&lt; protectedVar &lt;&lt; endl;</text:span></text:p>
      <text:p text:style-name="P4"><text:span text:style-name="Source_20_Text"><text:s text:c="8"/>cout &lt;&lt; "publicVar (ngoai class co the goi duoc) = " &lt;&lt; publicVar &lt;&lt; endl;</text:span></text:p>
      <text:p text:style-name="P4"><text:span text:style-name="Source_20_Text"><text:s text:c="4"/>}</text:span></text:p>
      <text:p text:style-name="P5"><text:span text:style-name="Source_20_Text">};</text:span></text:p>
      <text:h text:style-name="Heading_20_3" text:outline-level="3">Kết quả</text:h>
      <text:p text:style-name="Text_20_body">Chạy chương trình in ra:</text:p>
      <text:p text:style-name="P2"><text:span text:style-name="Source_20_Text">publicVar (truy cap ben ngoai class) = 30</text:span></text:p>
      <text:p text:style-name="P4"><text:span text:style-name="Source_20_Text">privateVar = 1</text:span></text:p>
      <text:p text:style-name="P4"><text:span text:style-name="Source_20_Text">protectedVar (ngoai class co the ke thua) = 2</text:span></text:p>
      <text:p text:style-name="P5"><text:span text:style-name="Source_20_Text">publicVar (ngoai class co the goi duoc) = 3</text:span></text:p>
      <text:list text:style-name="L31">
        <text:list-item>
          <text:p text:style-name="P36"><text:span text:style-name="Strong_20_Emphasis">privateVar</text:span>: chỉ xem được qua hàm <text:span text:style-name="Source_20_Text">showPrivate()</text:span>, không thể truy cập trực tiếp.</text:p>
        </text:list-item>
        <text:list-item>
          <text:p text:style-name="P36"><text:soft-page-break/><text:span text:style-name="Strong_20_Emphasis">protectedVar</text:span>: không thể truy cập từ bên ngoài, nhưng lớp <text:span text:style-name="Source_20_Text">Derived</text:span> kế thừa được.</text:p>
        </text:list-item>
        <text:list-item>
          <text:p text:style-name="P36"><text:span text:style-name="Strong_20_Emphasis">publicVar</text:span>: có thể thay đổi và truy cập trực tiếp ở mọi nơi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20:42:36.496935992</meta:creation-date>
    <dc:date>2025-10-03T20:52:24.211790432</dc:date>
    <meta:editing-duration>PT9M48S</meta:editing-duration>
    <meta:editing-cycles>1</meta:editing-cycles>
    <meta:document-statistic meta:table-count="0" meta:image-count="0" meta:object-count="0" meta:page-count="8" meta:paragraph-count="257" meta:word-count="1392" meta:character-count="6998" meta:non-whitespace-character-count="5410"/>
    <meta:generator>LibreOffice/24.2.7.2$Linux_X86_64 LibreOffice_project/420$Build-2</meta:generator>
  </office:meta>
</office:document-meta>
</file>